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6BE3511CCEC6AB627.png" manifest:media-type="image/png"/>
  <manifest:file-entry manifest:full-path="Pictures/100002010000003C0000000EF5799CBEEE4321D5.png" manifest:media-type="image/png"/>
  <manifest:file-entry manifest:full-path="Pictures/100002010000000800000006D412B0A5E96983D6.png" manifest:media-type="image/png"/>
  <manifest:file-entry manifest:full-path="Pictures/10001A56000005D40000017A7743D0D0DBA2EAE9.svg" manifest:media-type="image/svg+xml"/>
  <manifest:file-entry manifest:full-path="Pictures/100005B5000000940000009F8B64DF698497DB7D.svg" manifest:media-type="image/svg+xml"/>
  <manifest:file-entry manifest:full-path="Pictures/10000769000000C9000000E7F70ABC38C52EA441.svg" manifest:media-type="image/svg+xml"/>
  <manifest:file-entry manifest:full-path="Pictures/100010B0000002A800000157212136D037D6D784.svg" manifest:media-type="image/svg+xml"/>
  <manifest:file-entry manifest:full-path="Pictures/1000327000000B61000001A789DBC4DE3F198911.svg" manifest:media-type="image/svg+xml"/>
  <manifest:file-entry manifest:full-path="Pictures/100002010000000800000009926F354631AAAD2B.png" manifest:media-type="image/png"/>
  <manifest:file-entry manifest:full-path="Pictures/100002010000001A0000000D834CFE79C4FAB7C8.png" manifest:media-type="image/png"/>
  <manifest:file-entry manifest:full-path="Pictures/1000044E000000C70000009BA7BB70E6FF3C342A.svg" manifest:media-type="image/svg+xml"/>
  <manifest:file-entry manifest:full-path="Pictures/100002010000006E00000010A1DA0D44A82EF903.png" manifest:media-type="image/png"/>
  <manifest:file-entry manifest:full-path="Pictures/100022F2000005490000015F9E17C7F16253ADF0.svg" manifest:media-type="image/svg+xml"/>
  <manifest:file-entry manifest:full-path="Pictures/10000201000000330000000DEF22281EC6871FF3.png" manifest:media-type="image/png"/>
  <manifest:file-entry manifest:full-path="Pictures/10000201000000380000000E81FE74BCA88347A0.png" manifest:media-type="image/png"/>
  <manifest:file-entry manifest:full-path="Pictures/100011B4000006280000017ACF4FC452D771779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2.605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63cm" fo:min-width="1.944cm" fo:padding-top="0.139cm" fo:padding-bottom="0.139cm" fo:padding-left="0.264cm" fo:padding-right="0.26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draw:marker-start-width="0.242cm" draw:marker-end-width="0.242cm" draw:fill-color="#ffffff" draw:textarea-horizontal-align="justify" draw:textarea-vertical-align="middle" draw:auto-grow-height="false" fo:min-height="0.527cm" fo:min-width="4.385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27cm" fo:min-width="4.385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62cm" fo:min-width="1.737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33cm" fo:min-width="1.173cm" fo:padding-top="0.139cm" fo:padding-bottom="0.139cm" fo:padding-left="0.264cm" fo:padding-right="0.264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53cm" svg:stroke-color="#9999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65cm" fo:min-width="1.944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33cm" fo:min-width="1.515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0.528cm" fo:min-width="0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.446cm" fo:min-width="0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74cm" fo:min-width="4.672cm" fo:padding-top="0.139cm" fo:padding-bottom="0.139cm" fo:padding-left="0.264cm" fo:padding-right="0.264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808cm"/>
      <style:paragraph-properties style:writing-mode="lr-tb"/>
    </style:style>
    <style:style style:name="gr18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.573cm" fo:min-width="4.425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draw:stroke="none" draw:fill-color="#808080" draw:textarea-horizontal-align="justify" draw:textarea-vertical-align="middle" draw:auto-grow-height="false" fo:min-height="3.892cm" fo:min-width="0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73cm" fo:min-width="2.331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none" draw:fill-color="#808080" draw:textarea-horizontal-align="justify" draw:textarea-vertical-align="middle" draw:auto-grow-height="false" fo:min-height="0.446cm" fo:min-width="0cm"/>
      <style:paragraph-properties style:writing-mode="lr-tb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91cm" fo:min-width="3.698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draw:stroke="none" draw:fill-color="#808080" draw:textarea-horizontal-align="justify" draw:textarea-vertical-align="middle" draw:auto-grow-height="false" fo:min-height="3.257cm" fo:min-width="0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33cm" fo:min-width="3.044cm" fo:padding-top="0.139cm" fo:padding-bottom="0.139cm" fo:padding-left="0.264cm" fo:padding-right="0.264cm"/>
      <style:paragraph-properties style:writing-mode="lr-tb"/>
    </style:style>
    <style:style style:name="gr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25cm" fo:min-width="0.801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>
      <style:graphic-properties draw:stroke="none" draw:fill-color="#808080" draw:textarea-horizontal-align="justify" draw:textarea-vertical-align="middle" draw:auto-grow-height="false" fo:min-height="9.471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0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31" style:family="graphic" style:parent-style-name="standard">
      <style:graphic-properties svg:stroke-color="#666666" draw:fill="none" draw:textarea-vertical-align="middle" draw:auto-grow-height="false" fo:min-height="26.71cm" fo:min-width="0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27cm"/>
      <style:paragraph-properties style:writing-mode="lr-tb"/>
    </style:style>
    <style:style style:name="pr3" style:family="presentation" style:parent-style-name="Default-outline1">
      <style:graphic-properties fo:min-height="11.11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color="#000000" style:font-name="Nimbus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2a6099" style:font-name="Nimbus Roman" fo:font-size="17.8999996185303pt"/>
    </style:style>
    <style:style style:name="P5" style:family="paragraph">
      <loext:graphic-properties draw:fill-color="#ffffff"/>
      <style:paragraph-properties fo:text-align="center" style:writing-mode="lr-tb"/>
      <style:text-properties fo:color="#2a6099" style:font-name="Nimbus Roman" fo:font-size="17.8999996185303pt"/>
    </style:style>
    <style:style style:name="P6" style:family="paragraph">
      <style:paragraph-properties fo:text-align="center" style:writing-mode="lr-tb"/>
      <style:text-properties fo:color="#000000" style:font-name="Nimbus Roman" fo:font-size="17.8999996185303pt"/>
    </style:style>
    <style:style style:name="P7" style:family="paragraph">
      <loext:graphic-properties draw:fill-color="#ffffff"/>
      <style:paragraph-properties fo:text-align="center" style:writing-mode="lr-tb"/>
      <style:text-properties fo:color="#000000" style:font-name="Nimbus Roman" fo:font-size="17.899999618530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0" style:family="paragraph">
      <style:paragraph-properties fo:text-align="center" style:writing-mode="lr-tb"/>
      <style:text-properties style:font-name="Nimbus Roman" fo:font-size="17.8999996185303pt" fo:font-weight="bold"/>
    </style:style>
    <style:style style:name="P11" style:family="paragraph">
      <loext:graphic-properties draw:fill-color="#eeeeee"/>
      <style:paragraph-properties fo:text-align="center" style:writing-mode="lr-tb"/>
      <style:text-properties style:font-name="Nimbus Roman" fo:font-size="17.8999996185303pt" fo:font-weight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font-name="Nimbus Roman" fo:font-size="13.8999996185303pt" style:font-size-asian="14pt" style:font-size-complex="14pt"/>
    </style:style>
    <style:style style:name="P14" style:family="paragraph">
      <loext:graphic-properties draw:fill-color="#eeeeee"/>
      <style:paragraph-properties fo:text-align="center" style:writing-mode="lr-tb"/>
      <style:text-properties style:font-name="Nimbus Roman" fo:font-size="13.8999996185303pt" style:font-size-asian="14pt" style:font-size-complex="14pt"/>
    </style:style>
    <style:style style:name="P15" style:family="paragraph">
      <loext:graphic-properties draw:fill-color="#eeeeee"/>
      <style:paragraph-properties fo:text-align="center" style:writing-mode="lr-tb"/>
      <style:text-properties style:font-name="Nimbus Roman" fo:font-weight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Nimbus Roman" fo:font-size="14.8999996185303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 style:writing-mode="lr-tb"/>
      <style:text-properties style:font-name="Nimbus Roman" fo:font-size="13.8999996185303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eeeeee"/>
      <style:paragraph-properties fo:text-align="center" style:writing-mode="lr-tb"/>
      <style:text-properties style:font-name="Nimbus Roman" fo:font-size="13.8999996185303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808080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Nimbus Roman" fo:font-size="16pt" style:font-size-asian="16pt" style:font-size-complex="16pt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-color="#ffffff"/>
    </style:style>
    <style:style style:name="T1" style:family="text">
      <style:text-properties fo:color="#2a6099" style:font-name="Nimbus Roman" fo:font-size="17.8999996185303pt"/>
    </style:style>
    <style:style style:name="T2" style:family="text">
      <style:text-properties fo:color="#000000" style:font-name="Nimbus Roman" fo:font-size="17.8999996185303pt"/>
    </style:style>
    <style:style style:name="T3" style:family="text">
      <style:text-properties fo:color="#000000" style:font-name="Nimbus Roman" fo:font-size="15pt" style:font-size-asian="15pt" style:font-size-complex="15pt"/>
    </style:style>
    <style:style style:name="T4" style:family="text">
      <style:text-properties style:font-name="Nimbus Roman" fo:font-size="17.8999996185303pt" fo:font-weight="bold"/>
    </style:style>
    <style:style style:name="T5" style:family="text">
      <style:text-properties style:font-name="Nimbus Roman" fo:font-size="14pt" style:font-size-asian="14pt" style:font-size-complex="14pt"/>
    </style:style>
    <style:style style:name="T6" style:family="text">
      <style:text-properties style:font-name="Nimbus Roman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Nimbus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Nimbus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636cm" svg:height="3.049cm" svg:x="18.411cm" svg:y="25.39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3.41cm" svg:y="25.39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9.153cm" svg:y="10.454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54cm" svg:height="0.709cm" svg:x="18.208cm" svg:y="13.6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19.294cm" svg:y="13.848cm">
              <draw:image xlink:href="Pictures/1000044E000000C70000009BA7BB70E6FF3C342A.svg" xlink:type="simple" xlink:show="embed" xlink:actuate="onLoad" loext:mime-type="image/svg+xml">
                <text:p/>
              </draw:image>
              <draw:image xlink:href="Pictures/100002010000000800000006D412B0A5E96983D6.png" xlink:type="simple" xlink:show="embed" xlink:actuate="onLoad" loext:mime-type="image/png"/>
            </draw:frame>
          </draw:g>
        </draw:g>
        <draw:custom-shape draw:style-name="gr1" draw:text-style-name="P1" draw:layer="layout" svg:width="0.636cm" svg:height="3.049cm" svg:x="19.109cm" svg:y="6.312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6.608cm" svg:y="6.312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4.765cm" svg:y="10.448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4.999cm" svg:height="0.891cm" svg:x="12.24cm" svg:y="0.976cm">
          <text:p text:style-name="P4"><text:span text:style-name="T1">observ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999cm" svg:height="0.891cm" svg:x="12.24cm" svg:y="0.976cm">
          <text:p text:style-name="P4"><text:span text:style-name="T1">observations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999cm" svg:height="0.891cm" svg:x="1.361cm" svg:y="7.452cm">
          <text:p text:style-name="P6"><text:span text:style-name="T2">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33cm" svg:height="0.708cm" svg:x="1.36cm" svg:y="9.4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414cm" svg:height="0.763cm" svg:x="15.676cm" svg:y="7.568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14cm" svg:height="0.763cm" svg:x="18.216cm" svg:y="7.568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39cm" svg:height="0.763cm" svg:x="3.821cm" svg:y="12.053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0.4cm" svg:height="0.46cm" svg:x="2.4cm" svg:y="7.697cm">
          <draw:image xlink:href="Pictures/10000769000000C9000000E7F70ABC38C52EA441.svg" xlink:type="simple" xlink:show="embed" xlink:actuate="onLoad" loext:mime-type="image/svg+xml">
            <text:p/>
          </draw:image>
          <draw:image xlink:href="Pictures/100002010000000800000009926F354631AAAD2B.png" xlink:type="simple" xlink:show="embed" xlink:actuate="onLoad" loext:mime-type="image/png"/>
        </draw:frame>
        <draw:line draw:style-name="gr10" draw:text-style-name="P12" draw:layer="layout" svg:x1="7.304cm" svg:y1="5.37cm" svg:x2="7.304cm" svg:y2="16.8cm">
          <text:p/>
        </draw:line>
        <draw:g>
          <svg:title>TexMaths</svg:title>
          <svg:desc>20§display§\mathrm{log}\sigma§svg§600§FALSE§</svg:desc>
          <draw:frame draw:style-name="gr3" draw:text-style-name="P3" draw:layer="layout" svg:width="1.358cm" svg:height="0.683cm" svg:x="4.579cm" svg:y="7.521cm">
            <draw:image xlink:href="Pictures/100010B0000002A800000157212136D037D6D784.svg" xlink:type="simple" xlink:show="embed" xlink:actuate="onLoad" loext:mime-type="image/svg+xml">
              <text:p/>
            </draw:image>
            <draw:image xlink:href="Pictures/100002010000001A0000000D834CFE79C4FAB7C8.png" xlink:type="simple" xlink:show="embed" xlink:actuate="onLoad" loext:mime-type="image/png"/>
          </draw:frame>
        </draw:g>
        <draw:g>
          <svg:title>TexMaths</svg:title>
          <svg:desc>20§display§\mu§svg§600§FALSE§</svg:desc>
          <draw:frame draw:style-name="gr3" draw:text-style-name="P3" draw:layer="layout" svg:width="0.4cm" svg:height="0.46cm" svg:x="2.375cm" svg:y="9.612cm">
            <draw:image xlink:href="Pictures/10000769000000C9000000E7F70ABC38C52EA441.svg" xlink:type="simple" xlink:show="embed" xlink:actuate="onLoad" loext:mime-type="image/svg+xml">
              <text:p/>
            </draw:image>
            <draw:image xlink:href="Pictures/100002010000000800000009926F354631AAAD2B.png" xlink:type="simple" xlink:show="embed" xlink:actuate="onLoad" loext:mime-type="image/png"/>
          </draw:frame>
        </draw:g>
        <draw:custom-shape draw:style-name="gr11" draw:text-style-name="P2" draw:layer="layout" svg:width="2.54cm" svg:height="0.711cm" svg:x="3.82cm" svg:y="9.4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4.405cm" svg:y="9.525cm">
            <draw:image xlink:href="Pictures/100010B0000002A800000157212136D037D6D784.svg" xlink:type="simple" xlink:show="embed" xlink:actuate="onLoad" loext:mime-type="image/svg+xml">
              <text:p/>
            </draw:image>
            <draw:image xlink:href="Pictures/100002010000001A0000000D834CFE79C4FAB7C8.png" xlink:type="simple" xlink:show="embed" xlink:actuate="onLoad" loext:mime-type="image/png"/>
          </draw:frame>
        </draw:g>
        <draw:custom-shape draw:style-name="gr12" draw:text-style-name="P14" draw:layer="layout" svg:width="3.049cm" svg:height="0.763cm" svg:x="3.566cm" svg:y="10.864cm">
          <text:p text:style-name="P13"><text:span text:style-name="T5">clip(-20, 2)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" draw:text-style-name="P2" draw:layer="layout" svg:width="2.54cm" svg:height="0.709cm" svg:x="3.82cm" svg:y="13.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4.906cm" svg:y="13.84cm">
              <draw:image xlink:href="Pictures/1000044E000000C70000009BA7BB70E6FF3C342A.svg" xlink:type="simple" xlink:show="embed" xlink:actuate="onLoad" loext:mime-type="image/svg+xml">
                <text:p/>
              </draw:image>
              <draw:image xlink:href="Pictures/100002010000000800000006D412B0A5E96983D6.png" xlink:type="simple" xlink:show="embed" xlink:actuate="onLoad" loext:mime-type="image/png"/>
            </draw:frame>
          </draw:g>
        </draw:g>
        <draw:custom-shape draw:style-name="gr13" draw:text-style-name="P1" draw:layer="layout" svg:width="0.636cm" svg:height="0.889cm" svg:x="14.399cm" svg:y="2.0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3.62cm" svg:y="6.329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5" draw:text-style-name="P15" draw:layer="layout" svg:width="7.764cm" svg:height="1.272cm" svg:x="10.816cm" svg:y="19.807cm">
            <text:p/>
  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svg:title>TexMaths</svg:title>
            <svg:desc>20§display§\pi(\cdot \vert s) = \mathcal{N}(\cdot; \mu, \sigma^2)§svg§600§FALSE§</svg:desc>
            <draw:frame draw:style-name="gr16" draw:text-style-name="P16" draw:layer="layout" svg:width="5.824cm" svg:height="0.844cm" svg:x="11.803cm" svg:y="20.062cm">
              <draw:image xlink:href="Pictures/1000327000000B61000001A789DBC4DE3F198911.svg" xlink:type="simple" xlink:show="embed" xlink:actuate="onLoad" loext:mime-type="image/svg+xml">
                <text:p/>
              </draw:image>
              <draw:image xlink:href="Pictures/100002010000006E00000010A1DA0D44A82EF903.png" xlink:type="simple" xlink:show="embed" xlink:actuate="onLoad" loext:mime-type="image/png"/>
            </draw:frame>
          </draw:g>
        </draw:g>
        <draw:frame draw:style-name="gr17" draw:text-style-name="P17" draw:layer="layout" svg:width="6.477cm" svg:height="1.058cm" svg:x="0.827cm" svg:y="5.241cm">
          <draw:text-box>
            <text:p text:style-name="P16"><text:span text:style-name="T6">Author</text:span></text:p>
          </draw:text-box>
        </draw:frame>
        <draw:frame draw:style-name="gr17" draw:text-style-name="P17" draw:layer="layout" svg:width="6.477cm" svg:height="1.058cm" svg:x="7.177cm" svg:y="5.241cm">
          <draw:text-box>
            <text:p text:style-name="P16"><text:span text:style-name="T6">Yarats et </text:span><text:span text:style-name="T6">al.</text:span></text:p>
          </draw:text-box>
        </draw:frame>
        <draw:frame draw:style-name="gr17" draw:text-style-name="P17" draw:layer="layout" svg:width="6.477cm" svg:height="1.058cm" svg:x="14.924cm" svg:y="5.243cm">
          <draw:text-box>
            <text:p text:style-name="P16"><text:span text:style-name="T6">Stable Baselines</text:span></text:p>
          </draw:text-box>
        </draw:frame>
        <draw:frame draw:style-name="gr17" draw:text-style-name="P17" draw:layer="layout" svg:width="6.477cm" svg:height="1.058cm" svg:x="22.036cm" svg:y="5.241cm">
          <draw:text-box>
            <text:p text:style-name="P16"><text:span text:style-name="T6">OpenAI SpinUp</text:span></text:p>
          </draw:text-box>
        </draw:frame>
        <draw:custom-shape draw:style-name="gr18" draw:text-style-name="P9" draw:layer="layout" svg:width="4.953cm" svg:height="1.851cm" svg:x="12.24cm" svg:y="3.135cm">
          <text:p text:style-name="P8"><text:span text:style-name="T3">Trunk: Fully </text:span><text:span text:style-name="T3"><text:line-break/></text:span><text:span text:style-name="T3">Connected MLP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36cm" svg:height="0.918cm" svg:x="2.224cm" svg:y="8.41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4.764cm" svg:y="8.41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636cm" svg:height="4.318cm" svg:x="11.865cm" svg:y="10.45cm">
          <text:p/>
          <draw:enhanced-geometry svg:viewBox="0 0 21600 21600" draw:text-areas="?f0 0 ?f2 ?f5" draw:type="down-arrow" draw:modifiers="19898.9454790218 5188.069073783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4.999cm" svg:height="0.891cm" svg:x="8.461cm" svg:y="7.46cm">
          <text:p text:style-name="P6"><text:span text:style-name="T2">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33cm" svg:height="0.708cm" svg:x="8.46cm" svg:y="9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2.539cm" svg:height="0.763cm" svg:x="10.921cm" svg:y="13.262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0.4cm" svg:height="0.46cm" svg:x="9.5cm" svg:y="7.705cm">
          <draw:image xlink:href="Pictures/10000769000000C9000000E7F70ABC38C52EA441.svg" xlink:type="simple" xlink:show="embed" xlink:actuate="onLoad" loext:mime-type="image/svg+xml">
            <text:p/>
          </draw:image>
          <draw:image xlink:href="Pictures/100002010000000800000009926F354631AAAD2B.png" xlink:type="simple" xlink:show="embed" xlink:actuate="onLoad" loext:mime-type="image/png"/>
        </draw:frame>
        <draw:g>
          <svg:title>TexMaths</svg:title>
          <svg:desc>20§display§\mathrm{log}\sigma§svg§600§FALSE§</svg:desc>
          <draw:frame draw:style-name="gr3" draw:text-style-name="P3" draw:layer="layout" svg:width="1.358cm" svg:height="0.683cm" svg:x="11.679cm" svg:y="7.529cm">
            <draw:image xlink:href="Pictures/100010B0000002A800000157212136D037D6D784.svg" xlink:type="simple" xlink:show="embed" xlink:actuate="onLoad" loext:mime-type="image/svg+xml">
              <text:p/>
            </draw:image>
            <draw:image xlink:href="Pictures/100002010000001A0000000D834CFE79C4FAB7C8.png" xlink:type="simple" xlink:show="embed" xlink:actuate="onLoad" loext:mime-type="image/png"/>
          </draw:frame>
        </draw:g>
        <draw:g>
          <svg:title>TexMaths</svg:title>
          <svg:desc>20§display§\mu§svg§600§FALSE§</svg:desc>
          <draw:frame draw:style-name="gr3" draw:text-style-name="P3" draw:layer="layout" svg:width="0.4cm" svg:height="0.46cm" svg:x="9.475cm" svg:y="9.62cm">
            <draw:image xlink:href="Pictures/10000769000000C9000000E7F70ABC38C52EA441.svg" xlink:type="simple" xlink:show="embed" xlink:actuate="onLoad" loext:mime-type="image/svg+xml">
              <text:p/>
            </draw:image>
            <draw:image xlink:href="Pictures/100002010000000800000009926F354631AAAD2B.png" xlink:type="simple" xlink:show="embed" xlink:actuate="onLoad" loext:mime-type="image/png"/>
          </draw:frame>
        </draw:g>
        <draw:custom-shape draw:style-name="gr11" draw:text-style-name="P2" draw:layer="layout" svg:width="2.54cm" svg:height="0.711cm" svg:x="10.92cm" svg:y="9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11.505cm" svg:y="9.533cm">
            <draw:image xlink:href="Pictures/100010B0000002A800000157212136D037D6D784.svg" xlink:type="simple" xlink:show="embed" xlink:actuate="onLoad" loext:mime-type="image/svg+xml">
              <text:p/>
            </draw:image>
            <draw:image xlink:href="Pictures/100002010000001A0000000D834CFE79C4FAB7C8.png" xlink:type="simple" xlink:show="embed" xlink:actuate="onLoad" loext:mime-type="image/png"/>
          </draw:frame>
        </draw:g>
        <draw:custom-shape draw:style-name="gr12" draw:text-style-name="P14" draw:layer="layout" svg:width="3.049cm" svg:height="0.763cm" svg:x="10.666cm" svg:y="12.072cm">
          <text:p text:style-name="P13"><text:span text:style-name="T5">scale(-5, 2)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" draw:text-style-name="P2" draw:layer="layout" svg:width="2.54cm" svg:height="0.709cm" svg:x="10.92cm" svg:y="14.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12.006cm" svg:y="15.05cm">
              <draw:image xlink:href="Pictures/1000044E000000C70000009BA7BB70E6FF3C342A.svg" xlink:type="simple" xlink:show="embed" xlink:actuate="onLoad" loext:mime-type="image/svg+xml">
                <text:p/>
              </draw:image>
              <draw:image xlink:href="Pictures/100002010000000800000006D412B0A5E96983D6.png" xlink:type="simple" xlink:show="embed" xlink:actuate="onLoad" loext:mime-type="image/png"/>
            </draw:frame>
          </draw:g>
        </draw:g>
        <draw:custom-shape draw:style-name="gr14" draw:text-style-name="P1" draw:layer="layout" svg:width="0.636cm" svg:height="0.918cm" svg:x="10.72cm" svg:y="6.33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9.324cm" svg:y="8.425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11.864cm" svg:y="8.425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.333cm" svg:height="0.708cm" svg:x="15.66cm" svg:y="9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u§svg§600§FALSE§</svg:desc>
          <draw:frame draw:style-name="gr3" draw:text-style-name="P3" draw:layer="layout" svg:width="0.4cm" svg:height="0.46cm" svg:x="16.675cm" svg:y="9.613cm">
            <draw:image xlink:href="Pictures/10000769000000C9000000E7F70ABC38C52EA441.svg" xlink:type="simple" xlink:show="embed" xlink:actuate="onLoad" loext:mime-type="image/svg+xml">
              <text:p/>
            </draw:image>
            <draw:image xlink:href="Pictures/100002010000000800000009926F354631AAAD2B.png" xlink:type="simple" xlink:show="embed" xlink:actuate="onLoad" loext:mime-type="image/png"/>
          </draw:frame>
        </draw:g>
        <draw:custom-shape draw:style-name="gr11" draw:text-style-name="P2" draw:layer="layout" svg:width="2.54cm" svg:height="0.711cm" svg:x="18.12cm" svg:y="9.4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18.705cm" svg:y="9.527cm">
            <draw:image xlink:href="Pictures/100010B0000002A800000157212136D037D6D784.svg" xlink:type="simple" xlink:show="embed" xlink:actuate="onLoad" loext:mime-type="image/svg+xml">
              <text:p/>
            </draw:image>
            <draw:image xlink:href="Pictures/100002010000001A0000000D834CFE79C4FAB7C8.png" xlink:type="simple" xlink:show="embed" xlink:actuate="onLoad" loext:mime-type="image/png"/>
          </draw:frame>
        </draw:g>
        <draw:custom-shape draw:style-name="gr12" draw:text-style-name="P19" draw:layer="layout" svg:width="3.049cm" svg:height="0.763cm" svg:x="10.666cm" svg:y="10.873cm">
          <text:p text:style-name="P18"><text:span text:style-name="T7">tanh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4" draw:layer="layout" svg:width="3.959cm" svg:height="0.763cm" svg:x="17.456cm" svg:y="10.865cm">
          <text:p text:style-name="P13"><text:span text:style-name="T5">clip_pass(-20, 2)</text:span></text:p>
          <draw:enhanced-geometry svg:viewBox="0 0 21600 21600" draw:glue-points="?f6 10800 10800 21600 ?f5 10800 10800 0" draw:text-areas="?f3 ?f3 ?f4 ?f4" draw:type="trapezoid" draw:modifiers="225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1" draw:layer="layout" svg:width="2.539cm" svg:height="0.763cm" svg:x="18.121cm" svg:y="12.056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636cm" svg:height="3.049cm" svg:x="26.453cm" svg:y="10.509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54cm" svg:height="0.709cm" svg:x="25.508cm" svg:y="13.6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26.594cm" svg:y="13.901cm">
              <draw:image xlink:href="Pictures/1000044E000000C70000009BA7BB70E6FF3C342A.svg" xlink:type="simple" xlink:show="embed" xlink:actuate="onLoad" loext:mime-type="image/svg+xml">
                <text:p/>
              </draw:image>
              <draw:image xlink:href="Pictures/100002010000000800000006D412B0A5E96983D6.png" xlink:type="simple" xlink:show="embed" xlink:actuate="onLoad" loext:mime-type="image/png"/>
            </draw:frame>
          </draw:g>
        </draw:g>
        <draw:custom-shape draw:style-name="gr1" draw:text-style-name="P1" draw:layer="layout" svg:width="0.636cm" svg:height="3.049cm" svg:x="26.409cm" svg:y="6.30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23.908cm" svg:y="6.30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9" draw:layer="layout" svg:width="2.414cm" svg:height="0.763cm" svg:x="22.976cm" svg:y="7.564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4cm" svg:height="0.763cm" svg:x="25.516cm" svg:y="7.564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33cm" svg:height="0.708cm" svg:x="22.96cm" svg:y="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u§svg§600§FALSE§</svg:desc>
          <draw:frame draw:style-name="gr3" draw:text-style-name="P3" draw:layer="layout" svg:width="0.4cm" svg:height="0.46cm" svg:x="23.975cm" svg:y="9.579cm">
            <draw:image xlink:href="Pictures/10000769000000C9000000E7F70ABC38C52EA441.svg" xlink:type="simple" xlink:show="embed" xlink:actuate="onLoad" loext:mime-type="image/svg+xml">
              <text:p/>
            </draw:image>
            <draw:image xlink:href="Pictures/100002010000000800000009926F354631AAAD2B.png" xlink:type="simple" xlink:show="embed" xlink:actuate="onLoad" loext:mime-type="image/png"/>
          </draw:frame>
        </draw:g>
        <draw:custom-shape draw:style-name="gr11" draw:text-style-name="P2" draw:layer="layout" svg:width="2.54cm" svg:height="0.711cm" svg:x="25.42cm" svg:y="9.4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26.005cm" svg:y="9.493cm">
            <draw:image xlink:href="Pictures/100010B0000002A800000157212136D037D6D784.svg" xlink:type="simple" xlink:show="embed" xlink:actuate="onLoad" loext:mime-type="image/svg+xml">
              <text:p/>
            </draw:image>
            <draw:image xlink:href="Pictures/100002010000001A0000000D834CFE79C4FAB7C8.png" xlink:type="simple" xlink:show="embed" xlink:actuate="onLoad" loext:mime-type="image/png"/>
          </draw:frame>
        </draw:g>
        <draw:custom-shape draw:style-name="gr9" draw:text-style-name="P11" draw:layer="layout" svg:width="2.539cm" svg:height="0.763cm" svg:x="25.421cm" svg:y="12.108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4" draw:layer="layout" svg:width="3.049cm" svg:height="0.763cm" svg:x="25.166cm" svg:y="10.981cm">
          <text:p text:style-name="P13"><text:span text:style-name="T5">clip(-20, 2)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2" draw:layer="layout" svg:x1="14.576cm" svg:y1="5.37cm" svg:x2="14.576cm" svg:y2="16.8cm">
          <text:p/>
        </draw:line>
        <draw:line draw:style-name="gr10" draw:text-style-name="P12" draw:layer="layout" svg:x1="21.976cm" svg:y1="5.37cm" svg:x2="21.976cm" svg:y2="16.8cm">
          <text:p/>
        </draw:line>
        <draw:g>
          <draw:custom-shape draw:style-name="gr2" draw:text-style-name="P2" draw:layer="layout" svg:width="2.54cm" svg:height="0.709cm" svg:x="16.166cm" svg:y="1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17.252cm" svg:y="18.22cm">
              <draw:image xlink:href="Pictures/1000044E000000C70000009BA7BB70E6FF3C342A.svg" xlink:type="simple" xlink:show="embed" xlink:actuate="onLoad" loext:mime-type="image/svg+xml">
                <text:p/>
              </draw:image>
              <draw:image xlink:href="Pictures/100002010000000800000006D412B0A5E96983D6.png" xlink:type="simple" xlink:show="embed" xlink:actuate="onLoad" loext:mime-type="image/png"/>
            </draw:frame>
          </draw:g>
        </draw:g>
        <draw:g>
          <draw:custom-shape draw:style-name="gr6" draw:text-style-name="P2" draw:layer="layout" svg:width="2.333cm" svg:height="0.708cm" svg:x="9.518cm" svg:y="18.0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mu§svg§600§FALSE§</svg:desc>
            <draw:frame draw:style-name="gr3" draw:text-style-name="P3" draw:layer="layout" svg:width="0.4cm" svg:height="0.461cm" svg:x="10.533cm" svg:y="18.138cm">
              <draw:image xlink:href="Pictures/10000769000000C9000000E7F70ABC38C52EA441.svg" xlink:type="simple" xlink:show="embed" xlink:actuate="onLoad" loext:mime-type="image/svg+xml">
                <text:p/>
              </draw:image>
              <draw:image xlink:href="Pictures/100002010000000800000009926F354631AAAD2B.png" xlink:type="simple" xlink:show="embed" xlink:actuate="onLoad" loext:mime-type="image/png"/>
            </draw:frame>
          </draw:g>
        </draw:g>
        <draw:custom-shape draw:style-name="gr14" draw:text-style-name="P1" draw:layer="layout" svg:width="0.636cm" svg:height="0.918cm" svg:x="10.965cm" svg:y="18.82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0" draw:layer="layout" svg:width="0.636cm" svg:height="0.918cm" svg:x="17.101cm" svg:y="18.828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3.409cm" svg:y="21.197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" draw:layer="layout" svg:width="4.318cm" svg:height="0.961cm" svg:x="11.552cm" svg:y="24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a \sim \pi(\cdot | s)§svg§600§FALSE§</svg:desc>
          <draw:frame draw:style-name="gr3" draw:text-style-name="P3" draw:layer="layout" svg:width="2.982cm" svg:height="0.754cm" svg:x="12.272cm" svg:y="24.51cm">
            <draw:image xlink:href="Pictures/10001A56000005D40000017A7743D0D0DBA2EAE9.svg" xlink:type="simple" xlink:show="embed" xlink:actuate="onLoad" loext:mime-type="image/svg+xml">
              <text:p/>
            </draw:image>
            <draw:image xlink:href="Pictures/10000201000000380000000E81FE74BCA88347A0.png" xlink:type="simple" xlink:show="embed" xlink:actuate="onLoad" loext:mime-type="image/png"/>
          </draw:frame>
        </draw:g>
        <draw:custom-shape draw:style-name="gr24" draw:text-style-name="P2" draw:layer="layout" svg:width="4.318cm" svg:height="0.961cm" svg:x="16.553cm" svg:y="24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 \pi(a | s)§svg§600§FALSE§</svg:desc>
          <draw:frame draw:style-name="gr3" draw:text-style-name="P3" draw:layer="layout" svg:width="2.704cm" svg:height="0.7cm" svg:x="17.459cm" svg:y="24.539cm">
            <draw:image xlink:href="Pictures/100022F2000005490000015F9E17C7F16253ADF0.svg" xlink:type="simple" xlink:show="embed" xlink:actuate="onLoad" loext:mime-type="image/svg+xml">
              <text:p/>
            </draw:image>
            <draw:image xlink:href="Pictures/10000201000000330000000DEF22281EC6871FF3.png" xlink:type="simple" xlink:show="embed" xlink:actuate="onLoad" loext:mime-type="image/png"/>
          </draw:frame>
        </draw:g>
        <draw:custom-shape draw:style-name="gr25" draw:text-style-name="P1" draw:layer="layout" svg:width="0.637cm" svg:height="3.745cm" draw:transform="skewX (0.00139626340159549) rotate (0.72954762733363) translate (15.686cm 21.578cm)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9" draw:layer="layout" svg:width="3.049cm" svg:height="0.763cm" svg:x="12.095cm" svg:y="26.53cm">
          <text:p text:style-name="P18"><text:span text:style-name="T7">tanh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19" draw:layer="layout" svg:width="5.334cm" svg:height="0.763cm" svg:x="15.962cm" svg:y="26.538cm">
          <text:p text:style-name="P18"><text:span text:style-name="T7">log prob. correction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4" draw:text-style-name="P2" draw:layer="layout" svg:width="4.318cm" svg:height="0.961cm" svg:x="11.553cm" svg:y="28.5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a \in [-1, 1]§svg§600§FALSE§</svg:desc>
            <draw:frame draw:style-name="gr3" draw:text-style-name="P3" draw:layer="layout" svg:width="3.15cm" svg:height="0.755cm" svg:x="12.273cm" svg:y="28.71cm">
              <draw:image xlink:href="Pictures/100011B4000006280000017ACF4FC452D7717798.svg" xlink:type="simple" xlink:show="embed" xlink:actuate="onLoad" loext:mime-type="image/svg+xml">
                <text:p/>
              </draw:image>
              <draw:image xlink:href="Pictures/100002010000003C0000000EF5799CBEEE4321D5.png" xlink:type="simple" xlink:show="embed" xlink:actuate="onLoad" loext:mime-type="image/png"/>
            </draw:frame>
          </draw:g>
        </draw:g>
        <draw:custom-shape draw:style-name="gr24" draw:text-style-name="P2" draw:layer="layout" svg:width="4.318cm" svg:height="0.961cm" svg:x="16.553cm" svg:y="2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 \pi(a | s)§svg§600§FALSE§</svg:desc>
          <draw:frame draw:style-name="gr3" draw:text-style-name="P3" draw:layer="layout" svg:width="2.704cm" svg:height="0.7cm" svg:x="17.459cm" svg:y="28.734cm">
            <draw:image xlink:href="Pictures/100022F2000005490000015F9E17C7F16253ADF0.svg" xlink:type="simple" xlink:show="embed" xlink:actuate="onLoad" loext:mime-type="image/svg+xml">
              <text:p/>
            </draw:image>
            <draw:image xlink:href="Pictures/10000201000000330000000DEF22281EC6871FF3.png" xlink:type="simple" xlink:show="embed" xlink:actuate="onLoad" loext:mime-type="image/png"/>
          </draw:frame>
        </draw:g>
        <draw:custom-shape draw:style-name="gr27" draw:text-style-name="P2" draw:layer="layout" svg:width="1.415cm" svg:height="0.889cm" svg:x="7.219cm" svg:y="28.6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u§svg§600§FALSE§</svg:desc>
          <draw:frame draw:style-name="gr3" draw:text-style-name="P3" draw:layer="layout" svg:width="0.4cm" svg:height="0.46cm" svg:x="7.744cm" svg:y="28.843cm">
            <draw:image xlink:href="Pictures/10000769000000C9000000E7F70ABC38C52EA441.svg" xlink:type="simple" xlink:show="embed" xlink:actuate="onLoad" loext:mime-type="image/svg+xml">
              <text:p/>
            </draw:image>
            <draw:image xlink:href="Pictures/100002010000000800000009926F354631AAAD2B.png" xlink:type="simple" xlink:show="embed" xlink:actuate="onLoad" loext:mime-type="image/png"/>
          </draw:frame>
        </draw:g>
        <draw:custom-shape draw:style-name="gr28" draw:text-style-name="P1" draw:layer="layout" svg:width="0.636cm" svg:height="9.893cm" draw:transform="skewX (0.00104719755119657) rotate (-0.261799387799149) translate (10.246cm 18.827cm)">
          <text:p/>
          <draw:enhanced-geometry svg:viewBox="0 0 21600 21600" draw:text-areas="?f0 0 ?f2 ?f5" draw:type="down-arrow" draw:modifiers="20741.0997204101 6069.701726844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9" draw:layer="layout" svg:width="3.049cm" svg:height="0.763cm" svg:x="6.795cm" svg:y="26.531cm">
          <text:p text:style-name="P18"><text:span text:style-name="T7">tanh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9" draw:text-style-name="P21" draw:layer="layout" svg:width="5.523cm" svg:height="0.814cm" svg:x="5.18cm" svg:y="29.754cm">
          <draw:text-box>
            <text:p text:style-name="P16"><text:span text:style-name="T8">deterministic </text:span><text:span text:style-name="T8">actions</text:span></text:p>
          </draw:text-box>
        </draw:frame>
        <draw:frame draw:style-name="gr30" draw:text-style-name="P21" draw:layer="layout" svg:width="4.064cm" svg:height="1.097cm" svg:x="11.68cm" svg:y="29.754cm">
          <draw:text-box>
            <text:p text:style-name="P16"><text:span text:style-name="T8">actions</text:span></text:p>
          </draw:text-box>
        </draw:frame>
        <draw:frame draw:style-name="gr30" draw:text-style-name="P21" draw:layer="layout" svg:width="4.34cm" svg:height="1.097cm" svg:x="16.526cm" svg:y="29.754cm">
          <draw:text-box>
            <text:p text:style-name="P16"><text:span text:style-name="T8">logprob_actions</text:span></text:p>
          </draw:text-box>
        </draw:frame>
        <draw:g>
          <svg:title>TexMaths</svg:title>
          <svg:desc>20§display§s§svg§600§FALSE§</svg:desc>
          <draw:frame draw:style-name="gr3" draw:text-style-name="P3" draw:layer="layout" svg:width="0.294cm" svg:height="0.315cm" svg:x="16.448cm" svg:y="1.205cm">
            <draw:image xlink:href="Pictures/100005B5000000940000009F8B64DF698497DB7D.svg" xlink:type="simple" xlink:show="embed" xlink:actuate="onLoad" loext:mime-type="image/svg+xml">
              <text:p/>
            </draw:image>
            <draw:image xlink:href="Pictures/100002010000000600000006BE3511CCEC6AB627.png" xlink:type="simple" xlink:show="embed" xlink:actuate="onLoad" loext:mime-type="image/png"/>
          </draw:frame>
        </draw:g>
        <draw:custom-shape draw:style-name="gr31" draw:text-style-name="P3" draw:layer="layout" svg:width="1.016cm" svg:height="27.492cm" draw:transform="rotate (1.5709708597201) translate (1.148cm 17.561cm)">
          <text:p/>
          <draw:enhanced-geometry svg:viewBox="0 0 21600 21600" draw:glue-points="21600 0 0 10800 21600 21600" draw:text-areas="13800 ?f9 21600 ?f10" draw:type="left-brace" draw:modifiers="667.806350707453 12702.4624449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1" draw:text-style-name="P3" draw:layer="layout" svg:width="1.016cm" svg:height="27.492cm" draw:transform="rotate (1.5709708597201) translate (1.149cm 17.561cm)">
          <text:p/>
          <draw:enhanced-geometry svg:viewBox="0 0 21600 21600" draw:glue-points="21600 0 0 10800 21600 21600" draw:text-areas="13800 ?f9 21600 ?f10" draw:type="left-brace" draw:modifiers="667.806350707453 7559.5678900083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2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3.345cm" svg:height="3.27cm" svg:x="2.297cm" svg:y="1.777cm" presentation:class="title" presentation:placeholder="true">
          <draw:text-box/>
        </draw:frame>
        <draw:frame presentation:style-name="pr3" draw:layer="layout" svg:width="23.345cm" svg:height="11.362cm" svg:x="2.297cm" svg:y="5.578cm" presentation:class="outline" presentation:placeholder="true">
          <draw:text-box/>
        </draw:frame>
        <presentation:notes draw:style-name="dp2">
          <draw:page-thumbnail draw:style-name="gr32" draw:layer="layout" svg:width="18.624cm" svg:height="10.476cm" svg:x="1.482cm" svg:y="2.123cm" draw:page-number="2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3cm" fo:margin-bottom="0cm" fo:text-indent="0cm"/>
      <style:text-properties fo:font-size="24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5cm" fo:margin-bottom="0cm" fo:text-indent="0cm"/>
      <style:text-properties fo:font-size="20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9cm" fo:margin-bottom="0cm" fo:text-indent="0cm"/>
      <style:text-properties fo:font-size="1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30cm" fo:page-height="3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06cm" svg:height="7.047cm" svg:x="2.344cm" svg:y="2.397cm"/>
      <draw:page-thumbnail draw:layer="backgroundobjects" svg:width="6.606cm" svg:height="7.047cm" svg:x="2.344cm" svg:y="10.445cm"/>
      <draw:page-thumbnail draw:layer="backgroundobjects" svg:width="6.606cm" svg:height="7.047cm" svg:x="2.344cm" svg:y="18.493cm"/>
      <draw:page-thumbnail draw:layer="backgroundobjects" svg:width="6.606cm" svg:height="7.047cm" svg:x="12.639cm" svg:y="2.397cm"/>
      <draw:page-thumbnail draw:layer="backgroundobjects" svg:width="6.606cm" svg:height="7.047cm" svg:x="12.639cm" svg:y="10.445cm"/>
      <draw:page-thumbnail draw:layer="backgroundobjects" svg:width="6.606cm" svg:height="7.047cm" svg:x="12.63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77cm" presentation:class="title" presentation:placeholder="true">
        <draw:text-box/>
      </draw:frame>
      <draw:frame presentation:style-name="Default-outline1" draw:layer="backgroundobjects" svg:width="23.345cm" svg:height="11.362cm" svg:x="2.297cm" svg:y="5.57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7:20:45.578831508</meta:creation-date>
    <dc:date>2020-10-11T07:27:52.600918781</dc:date>
    <meta:editing-duration>P2DT17H12M40S</meta:editing-duration>
    <meta:editing-cycles>39</meta:editing-cycles>
    <meta:generator>LibreOffice/6.4.5.2$Linux_X86_64 LibreOffice_project/40$Build-2</meta:generator>
    <meta:document-statistic meta:object-count="155"/>
  </office:meta>
</office:document-meta>
</file>